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ology Checker Developer Info</text:p>
      <text:p text:style-name="P2">This QGIS plugin is written in C++ language, using Qt framework version 4. The used naming convention requires that all major classes are stored in files with names corresponding to their classnames. (For example the <text:span text:style-name="T1">checkDock</text:span> class is stored in checkDock.cpp, its header file is checkDock.h and is using UI data from the checkDock.ui file).</text:p>
      <text:p text:style-name="P2"/>
      <text:p text:style-name="P8">Classes used in the Topology Checker</text:p>
      <text:p text:style-name="P4">dockModel</text:p>
      <text:p text:style-name="P2"><text:span text:style-name="T1">dockModel</text:span> is the model that provides data to the <text:span text:style-name="T1">mErrorTableView</text:span>. It accesses data from the overloaded TopolError classes gathered by topology tests in <text:span text:style-name="T1">mErrorList. </text:span></text:p>
      <text:p text:style-name="P2"><text:span text:style-name="T1"/></text:p>
      <text:p text:style-name="P10">checkDock</text:p>
      <text:p text:style-name="P3">checkDock <text:span text:style-name="T2">is this plugin's main user interface. It is derived from QDockWidget. Its UI is set up in the file checkDock.ui. This widget contains controls for lauching the validation process, fixing found errors and opening the dialog for setting the tests.</text:span></text:p>
      <text:p text:style-name="P3">mErrorListModel<text:span text:style-name="T2"> private variable contains the pointer to the dockModel instance, which provides data for the error table.</text:span></text:p>
      <text:p text:style-name="P3">mErrorTableView<text:span text:style-name="T2"> holds the pointer to the QtableView, which is used to present errors, that were found during <text:s/>topology checking. The conflicting features are visualized in the layer using QgsRubberBand.</text:span></text:p>
      <text:p text:style-name="P3">mConfigureDialog<text:span text:style-name="T2"> points to the configuration dialog, where tests are managed.</text:span></text:p>
      <text:p text:style-name="P3"><text:span text:style-name="T2"/></text:p>
      <text:p text:style-name="P3"><text:span text:style-name="T2">The </text:span>runTests<text:span text:style-name="T2"> method calls all test routines configured to run in the </text:span>Configuration Dialog<text:span text:style-name="T2">.</text:span></text:p>
      <text:p text:style-name="P3"><text:span text:style-name="T2">When the tests finish, the </text:span>mErrorListView<text:span text:style-name="T2"> loads its data from </text:span>mErrorList<text:span text:style-name="T2">, where errors are stored and displays them in the table.</text:span></text:p>
      <text:p text:style-name="P3"><text:span text:style-name="T2">When the user clicks on an error in the view, the </text:span>errorListClicked<text:span text:style-name="T2"> slot is called. It sets the QgsRubberBands for colliding features and their conflict.</text:span></text:p>
      <text:p text:style-name="P3">fix <text:span text:style-name="T2">function is used to attempt to fix the currently selected error.</text:span></text:p>
      <text:p text:style-name="P3"><text:span text:style-name="T2"/></text:p>
      <text:p text:style-name="P10">rulesDialog</text:p>
      <text:p text:style-name="P3">rulesDialog <text:span text:style-name="T2">is the configuration dialog, where new tests can be added or deleted.</text:span></text:p>
      <text:p text:style-name="P3"><text:span text:style-name="T2"/></text:p>
      <text:p text:style-name="P10">TopolError</text:p>
      <text:p text:style-name="P2">Errors are represented by classes derived from the <text:span text:style-name="T1">TopolError</text:span> class.</text:p>
      <text:p text:style-name="P2">The TopolError class contains several virtual functions which can be rewritten and protected variables that should be set to get error's desired behaviour. </text:p>
      <text:p text:style-name="P2"><text:span text:style-name="T1">mName</text:span> private variable holds the error's name and it is accesible by the <text:span text:style-name="T1">name</text:span> method.</text:p>
      <text:p text:style-name="P2"><text:span text:style-name="T1">mFixMap</text:span> is a QMap containing available automatic fixes for this particular topology error.</text:p>
      <text:p text:style-name="P3">MBoundingBox <text:span text:style-name="T2">is the bounding box around conflicting features.</text:span></text:p>
      <text:p text:style-name="P2"><text:span text:style-name="T1">MConflict</text:span> represents the topology conflict's geometry.</text:p>
      <text:p text:style-name="P2"><text:span text:style-name="T1">MFeaturePairs</text:span> are the colliding features for this error.</text:p>
      <text:p text:style-name="P3"><text:span text:style-name="T2"/></text:p>
      <text:p text:style-name="P10">TopolTest</text:p>
      <text:p text:style-name="P3">TopolTest <text:span text:style-name="T2">class holds all testing routines.</text:span></text:p>
      <text:p text:style-name="P2"/>
      <text:p text:style-name="P5">Creating new tests</text:p>
      <text:p text:style-name="P2">Creating a new test involves following three tasks:</text:p>
      <text:p text:style-name="P2"><text:soft-page-break/></text:p>
      <text:p text:style-name="P2"><text:tab/>Creating a new error class</text:p>
      <text:p text:style-name="P2"><text:tab/>Writing the test routine</text:p>
      <text:p text:style-name="P2"><text:tab/>Registering the test routine</text:p>
      <text:p text:style-name="P2"/>
      <text:p text:style-name="P4">Creating a new error class</text:p>
      <text:p text:style-name="P2">Derive the new error class from the generic TopolError class. Set the error's name.</text:p>
      <text:p text:style-name="P2">Register possible automatic fixes.</text:p>
      <text:p text:style-name="P2"/>
      <text:p text:style-name="P4">Writing the test routine</text:p>
      <text:p text:style-name="P2">Write the code of the test routine, that actually finds the errors in the layer. All test routines are supposed to return ErrorList type and take three parameters (double, QgsVectorLayer, QgsVectorLayer).</text:p>
      <text:p text:style-name="P2"/>
      <text:p text:style-name="P4">Registering the test routine</text:p>
      <text:p text:style-name="P2">Insert the test to the test map and configure it. The configuration consists of setting the test function, and specifying whether the test uses two layers and some kind of tolerance.<text:line-break/>Insert the test function to the <text:span text:style-name="T1">mTestM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7T16:32:07</meta:creation-date>
    <dc:date>2009-07-19T15:00:51</dc:date>
    <meta:editing-duration>PT08H50M55S</meta:editing-duration>
    <meta:editing-cycles>119</meta:editing-cycles>
    <meta:generator>OpenOffice.org/3.1$Linux OpenOffice.org_project/310m11$Build-9399</meta:generator>
    <meta:document-statistic meta:table-count="0" meta:image-count="0" meta:object-count="0" meta:page-count="2" meta:paragraph-count="38" meta:word-count="489" meta:character-count="3181"/>
  </office:meta>
</office:document-meta>
</file>